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, 'Arial Unicode MS'" style:font-charset="x-symbol"/>
    <style:font-face style:name="Symbol" svg:font-family="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start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writing-mode="lr-tb"/>
      <style:text-properties officeooo:paragraph-rsid="001d9723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 style:writing-mode="lr-tb"/>
      <style:text-properties style:font-name="Arial" style:font-name-complex="Arial"/>
    </style:style>
    <style:style style:name="P4" style:family="paragraph" style:parent-style-name="Text_20_body">
      <style:paragraph-properties fo:text-align="start" style:justify-single-word="false" style:writing-mode="lr-tb"/>
      <style:text-properties officeooo:paragraph-rsid="00174775"/>
    </style:style>
    <style:style style:name="P5" style:family="paragraph" style:parent-style-name="Text_20_body" style:list-style-name="L1">
      <style:paragraph-properties fo:text-align="start" style:justify-single-word="false" style:writing-mode="lr-tb"/>
      <style:text-properties style:font-name="Arial" officeooo:paragraph-rsid="00174775" style:font-name-complex="Arial"/>
    </style:style>
    <style:style style:name="P6" style:family="paragraph" style:parent-style-name="Text_20_body" style:list-style-name="L2">
      <style:text-properties style:font-name="Arial" style:font-name-complex="Arial"/>
    </style:style>
    <style:style style:name="P7" style:family="paragraph" style:parent-style-name="Heading_20_3">
      <style:paragraph-properties fo:text-align="start" style:justify-single-word="false" style:writing-mode="lr-tb"/>
    </style:style>
    <style:style style:name="P8" style:family="paragraph" style:parent-style-name="Text_20_body" style:list-style-name="WW8Num2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9" style:family="paragraph" style:parent-style-name="Text_20_body" style:list-style-name="WW8Num2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0" style:family="paragraph" style:parent-style-name="Text_20_body" style:list-style-name="WW8Num2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style:font-name="Arial" fo:font-weight="normal" style:font-weight-asian="normal" style:font-name-complex="Arial" style:font-weight-complex="normal"/>
    </style:style>
    <style:style style:name="P11" style:family="paragraph" style:parent-style-name="Text_20_body">
      <style:paragraph-properties fo:margin-left="1.251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Arial" style:font-name-complex="Arial"/>
    </style:style>
    <style:style style:name="P12" style:family="paragraph" style:parent-style-name="Heading_20_3">
      <style:paragraph-properties fo:margin-left="0cm" fo:margin-right="0cm" fo:margin-top="0.247cm" fo:margin-bottom="0.212cm" style:contextual-spacing="false" fo:text-align="start" style:justify-single-word="false" fo:text-indent="0cm" style:auto-text-indent="false" style:writing-mode="lr-tb"/>
    </style:style>
    <style:style style:name="P13" style:family="paragraph" style:parent-style-name="Text_20_body" style:list-style-name="WW8Num3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style:font-name="Arial" fo:font-weight="normal" style:font-weight-asian="normal" style:font-name-complex="Arial" style:font-weight-complex="normal"/>
    </style:style>
    <style:style style:name="P14" style:family="paragraph" style:parent-style-name="Text_20_body" style:list-style-name="L3">
      <style:paragraph-properties>
        <style:tab-stops>
          <style:tab-stop style:position="1.251cm"/>
        </style:tab-stops>
      </style:paragraph-properties>
      <style:text-properties style:font-name="Arial" style:font-name-complex="Arial"/>
    </style:style>
    <style:style style:name="P15" style:family="paragraph" style:parent-style-name="Text_20_body" style:list-style-name="L4">
      <style:paragraph-properties>
        <style:tab-stops>
          <style:tab-stop style:position="1.251cm"/>
        </style:tab-stops>
      </style:paragraph-properties>
      <style:text-properties style:font-name="Arial" style:font-name-complex="Arial"/>
    </style:style>
    <style:style style:name="P16" style:family="paragraph" style:parent-style-name="Text_20_body" style:list-style-name="L5">
      <style:paragraph-properties>
        <style:tab-stops>
          <style:tab-stop style:position="1.251cm"/>
        </style:tab-stops>
      </style:paragraph-properties>
      <style:text-properties style:font-name="Arial" style:font-name-complex="Arial"/>
    </style:style>
    <style:style style:name="P17" style:family="paragraph" style:parent-style-name="Text_20_body" style:list-style-name="L6">
      <style:paragraph-properties>
        <style:tab-stops>
          <style:tab-stop style:position="1.251cm"/>
        </style:tab-stops>
      </style:paragraph-properties>
      <style:text-properties style:font-name="Arial" style:font-name-complex="Arial"/>
    </style:style>
    <style:style style:name="P18" style:family="paragraph" style:parent-style-name="Text_20_body" style:list-style-name="L7">
      <style:paragraph-properties>
        <style:tab-stops>
          <style:tab-stop style:position="1.251cm"/>
        </style:tab-stops>
      </style:paragraph-properties>
      <style:text-properties style:font-name="Arial" style:font-name-complex="Arial"/>
    </style:style>
    <style:style style:name="P19" style:family="paragraph" style:parent-style-name="Text_20_body" style:list-style-name="L8">
      <style:paragraph-properties>
        <style:tab-stops>
          <style:tab-stop style:position="1.251cm"/>
        </style:tab-stops>
      </style:paragraph-properties>
      <style:text-properties style:font-name="Arial" style:font-name-complex="Arial"/>
    </style:style>
    <style:style style:name="P20" style:family="paragraph" style:parent-style-name="Text_20_body" style:list-style-name="L9">
      <style:paragraph-properties>
        <style:tab-stops>
          <style:tab-stop style:position="1.251cm"/>
        </style:tab-stops>
      </style:paragraph-properties>
      <style:text-properties style:font-name="Arial" officeooo:paragraph-rsid="0018bf33" style:font-name-complex="Arial"/>
    </style:style>
    <style:style style:name="P21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</style:style>
    <style:style style:name="P22" style:family="paragraph" style:parent-style-name="Text_20_body" style:list-style-name="WW8Num4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3" style:family="paragraph" style:parent-style-name="Text_20_body" style:list-style-name="WW8Num4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4" style:family="paragraph" style:parent-style-name="Text_20_body" style:list-style-name="WW8Num4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style:font-name="Arial" style:font-name-complex="Arial"/>
    </style:style>
    <style:style style:name="P25" style:family="paragraph" style:parent-style-name="Text_20_body">
      <style:paragraph-properties fo:margin-left="1.251cm" fo:margin-right="0cm" fo:text-align="start" style:justify-single-word="false" fo:text-indent="0cm" style:auto-text-indent="false" style:writing-mode="lr-tb"/>
      <style:text-properties style:font-name="Arial" style:font-name-complex="Arial"/>
    </style:style>
    <style:style style:name="P26" style:family="paragraph" style:parent-style-name="Text_20_body" style:list-style-name="WW8Num5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style:font-name="Arial" style:font-name-complex="Arial"/>
    </style:style>
    <style:style style:name="P27" style:family="paragraph" style:parent-style-name="Text_20_body" style:list-style-name="WW8Num5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style:font-name="Arial" officeooo:paragraph-rsid="001caa87" style:font-name-complex="Arial"/>
    </style:style>
    <style:style style:name="P28" style:family="paragraph" style:parent-style-name="Heading_20_3">
      <style:paragraph-properties fo:margin-left="0cm" fo:margin-right="0cm" fo:margin-top="0.247cm" fo:margin-bottom="0.212cm" style:contextual-spacing="false" fo:text-align="start" style:justify-single-word="false" fo:text-indent="0cm" style:auto-text-indent="false" style:writing-mode="lr-tb"/>
      <style:text-properties officeooo:paragraph-rsid="001caa87"/>
    </style:style>
    <style:style style:name="P29" style:family="paragraph" style:parent-style-name="Text_20_body" style:list-style-name="WW8Num5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style:font-name="Arial" fo:font-weight="bold" officeooo:paragraph-rsid="001caa87" style:font-weight-asian="bold" style:font-name-complex="Arial" style:font-weight-complex="bold"/>
    </style:style>
    <style:style style:name="P30" style:family="paragraph" style:parent-style-name="Text_20_body" style:list-style-name="WW8Num6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31" style:family="paragraph" style:parent-style-name="Text_20_body" style:list-style-name="WW8Num6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32" style:family="paragraph" style:parent-style-name="Standard">
      <style:paragraph-properties fo:line-height="115%" fo:text-align="start" style:justify-single-word="false" style:writing-mode="lr-tb"/>
    </style:style>
    <style:style style:name="T1" style:family="text">
      <style:text-properties style:font-name="Arial" fo:font-size="14pt" style:font-size-asian="14pt" style:font-name-complex="Arial" style:font-size-complex="14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3pt" style:font-size-asian="13pt" style:font-name-complex="Arial" style:font-size-complex="13pt"/>
    </style:style>
    <style:style style:name="T4" style:family="text">
      <style:text-properties fo:color="#0000ee" loext:opacity="100%" style:font-name="Arial" fo:font-size="13pt" style:font-size-asian="13pt" style:font-name-complex="Arial" style:font-size-complex="13pt"/>
    </style:style>
    <style:style style:name="T5" style:family="text">
      <style:text-properties style:font-name="Arial" fo:font-size="13pt" officeooo:rsid="001d9723" style:font-size-asian="13pt" style:font-name-complex="Arial" style:font-size-complex="13pt"/>
    </style:style>
    <style:style style:name="T6" style:family="text">
      <style:text-properties fo:color="#0000ee" loext:opacity="100%" style:font-name="Arial" fo:font-size="13pt" style:text-underline-style="solid" style:text-underline-width="auto" style:text-underline-color="font-color" officeooo:rsid="001d9723" style:font-size-asian="13pt" style:font-name-complex="Arial" style:font-size-complex="13pt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Arial" fo:font-weight="normal" style:font-weight-asian="normal" style:font-name-complex="Arial" style:font-weight-complex="normal"/>
    </style:style>
    <style:style style:name="T9" style:family="text">
      <style:text-properties officeooo:rsid="00174775"/>
    </style:style>
    <style:style style:name="T10" style:family="text">
      <style:text-properties officeooo:rsid="0018bf33"/>
    </style:style>
    <style:style style:name="T11" style:family="text">
      <style:text-properties fo:color="#0000ee" loext:opacity="100%" style:text-underline-style="solid" style:text-underline-width="auto" style:text-underline-color="font-color" officeooo:rsid="0018bf33">
        <loext:char-complex-color loext:theme-type="hyperlink" loext:color-type="theme">
          <loext:transformation loext:type="lumoff" loext:value="0"/>
        </loext:char-complex-color>
      </style:text-properties>
    </style:style>
    <style:style style:name="T12" style:family="text">
      <style:text-properties officeooo:rsid="001f73a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8bf33" style:font-weight-asian="normal" style:font-weight-complex="normal"/>
    </style:style>
    <style:style style:name="T15" style:family="text">
      <style:text-properties officeooo:rsid="0019658d"/>
    </style:style>
    <style:style style:name="T16" style:family="text">
      <style:text-properties officeooo:rsid="000b2770"/>
    </style:style>
    <style:style style:name="T17" style:family="text">
      <style:text-properties style:font-name="Arial" fo:font-weight="normal" officeooo:rsid="001a0e47" style:font-weight-asian="normal" style:font-name-complex="Arial" style:font-weight-complex="normal"/>
    </style:style>
    <style:style style:name="T18" style:family="text">
      <style:text-properties style:font-name="Arial" fo:font-weight="bold" officeooo:rsid="001caa87" style:font-weight-asian="bold" style:font-name-complex="Arial" style:font-weight-complex="bold"/>
    </style:style>
    <style:style style:name="T19" style:family="text">
      <style:text-properties fo:font-weight="normal" officeooo:rsid="001caa87" style:font-weight-asian="normal" style:font-weight-complex="normal"/>
    </style:style>
    <style:style style:name="T20" style:family="text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Joe Szolcek</text:span></text:span><text:span text:style-name="Strong_20_Emphasis"><text:span text:style-name="T2"><text:line-break/></text:span></text:span><text:span text:style-name="Strong_20_Emphasis"><text:span text:style-name="T3">07568 423785 • </text:span></text:span><text:a xlink:type="simple" xlink:href="mailto:joe.szolcek@yahoo.com" text:style-name="Internet_20_link" text:visited-style-name="Visited_20_Internet_20_Link"><text:span text:style-name="Strong_20_Emphasis"><text:span text:style-name="T4">j.szolcek@yahoo.com</text:span></text:span></text:a><text:span text:style-name="Strong_20_Emphasis"><text:span text:style-name="T3"> • linkedin.com/in/joe-szolcek </text:span></text:span></text:p>
      <text:p text:style-name="P2"><text:span text:style-name="Strong_20_Emphasis"><text:span text:style-name="T5">Website Portfolio: </text:span></text:span><text:span text:style-name="Strong_20_Emphasis"><text:span text:style-name="T6">jszolcek.github.io/index.html</text:span></text:span></text:p>
      <text:p text:style-name="P3"/>
      <text:p text:style-name="P4"><text:span text:style-name="Strong_20_Emphasis"><text:span text:style-name="T1">Professional Summary</text:span></text:span></text:p>
      <text:list text:style-name="L1">
        <text:list-item>
          <text:p text:style-name="P5">IT Technician with CompTIA A+, Network+, and Microsoft Azure Fundamentals (AZ-900) certifications. Over three years of hands-on customer support experience in a legal firm environment, addressing hardware and software issues and streamlining workflows with custom macros.</text:p>
        </text:list-item>
      </text:list>
      <text:list text:style-name="L2">
        <text:list-item>
          <text:p text:style-name="P6">Experienced in managing a virtualized home lab (Windows Server 2022, Active Directory, pfSense VPN, VLANs) to practice end-to-end networking.</text:p>
        </text:list-item>
        <text:list-item>
          <text:p text:style-name="P6">Committed to proactive support, continuous learning, and enhancing the end-user experience.</text:p>
        </text:list-item>
      </text:list>
      <text:h text:style-name="P7" text:outline-level="3"><text:span text:style-name="Strong_20_Emphasis"><text:span text:style-name="T7">Certifications &amp; Training</text:span></text:span><text:span text:style-name="T7"/></text:h>
      <text:list text:style-name="WW8Num2">
        <text:list-item>
          <text:p text:style-name="P8" loext:marker-style-name="T2"><text:span text:style-name="Strong_20_Emphasis"><text:span text:style-name="T2">CompTIA Network+ | 2025</text:span></text:span><text:span text:style-name="T2"> </text:span></text:p>
        </text:list-item>
        <text:list-item>
          <text:p text:style-name="P8" loext:marker-style-name="T7"><text:span text:style-name="Strong_20_Emphasis"><text:span text:style-name="T2">CompTIA A+ | 2024</text:span></text:span><text:span text:style-name="T2"> </text:span></text:p>
        </text:list-item>
        <text:list-item>
          <text:p text:style-name="P9" loext:marker-style-name="T2"><text:span text:style-name="Strong_20_Emphasis"><text:span text:style-name="T7">Microsoft Azure Fundamentals (AZ-900) |</text:span></text:span><text:span text:style-name="Strong_20_Emphasis"><text:span text:style-name="T2"> </text:span></text:span><text:span text:style-name="Strong_20_Emphasis"><text:span text:style-name="T7">2025</text:span></text:span></text:p>
        </text:list-item>
        <text:list-item>
          <text:p text:style-name="P9" loext:marker-style-name="T2"><text:span text:style-name="Strong_20_Emphasis"><text:span text:style-name="T2">ITIL4 – </text:span></text:span><text:span text:style-name="Strong_20_Emphasis"><text:span text:style-name="T8">self studied</text:span></text:span></text:p>
        </text:list-item>
        <text:list-item>
          <text:p text:style-name="P10" loext:marker-style-name="T7"><text:span text:style-name="Strong_20_Emphasis">Virtualized Home Lab (Project)</text:span> – Configured and managed a Windows Server 2022 environment (Active Directory, pfSense VPN, VLANs) for hands-on networking practice. </text:p>
        </text:list-item>
        <text:list-item>
          <text:p text:style-name="P10" loext:marker-style-name="T7"><text:span text:style-name="Strong_20_Emphasis">Cloud Deployment &amp; Automation </text:span><text:span text:style-name="Strong_20_Emphasis"><text:span text:style-name="T9">(Project)</text:span></text:span>: Used Terraform to deploy Azure infrastructure, automate VM setup with GitHub-hosted scripts, configure RBAC roles, <text:span text:style-name="T9">setup</text:span> Key Vault, and Azure Monitor alerts; integrated CI/CD with GitHub Actions.</text:p>
        </text:list-item>
        <text:list-item>
          <text:p text:style-name="P8" loext:marker-style-name="T2"><text:span text:style-name="T7">CS50 (Harvard): I</text:span><text:span text:style-name="T2">ntroduction to Computer Science course.</text:span></text:p>
        </text:list-item>
        <text:list-item>
          <text:p text:style-name="P9" loext:marker-style-name="T7"><text:span text:style-name="Strong_20_Emphasis"><text:span text:style-name="T2">Custom PC Building:</text:span></text:span><text:span text:style-name="T2"> Built and upgraded multiple home PC systems.</text:span></text:p>
        </text:list-item>
      </text:list>
      <text:p text:style-name="P11"/>
      <text:h text:style-name="P12" text:outline-level="3"><text:span text:style-name="Strong_20_Emphasis"><text:span text:style-name="T7">Skills and Experience</text:span></text:span><text:span text:style-name="T7"/></text:h>
      <text:list xml:id="list3635652648" text:style-name="WW8Num3">
        <text:list-item>
          <text:p text:style-name="P13" loext:marker-style-name="T7"><text:span text:style-name="Strong_20_Emphasis">Network Troubleshooting:</text:span> Diagnosed and resolved connectivity issues, including TCP/IP, DHCP, DNS, VLANs, and routing/switching.</text:p>
        </text:list-item>
        <text:list-item text:style-override="L3">
          <text:p text:style-name="P14"><text:span text:style-name="Strong_20_Emphasis">Customer Support:</text:span> Provided responsive support via phone, email, and in-person, liaising with clients, government bodies, and external agencies to resolve queries.</text:p>
        </text:list-item>
        <text:list-item text:style-override="L4">
          <text:p text:style-name="P15"><text:span text:style-name="Strong_20_Emphasis">Infrastructure &amp; Configuration:</text:span> Managed Active Directory user accounts, Microsoft Office 365, and virtualization platforms (Proxmox, VirtualBox); performed hardware maintenance, system imaging, and upgrades (GPUs, printers, etc.).</text:p>
        </text:list-item>
        <text:list-item text:style-override="L5">
          <text:p text:style-name="P16"><text:span text:style-name="Strong_20_Emphasis">Security &amp; Firewalls:</text:span> Implemented VPN solutions and configured firewalls, following network security best practices.</text:p>
        </text:list-item>
        <text:list-item text:style-override="L6">
          <text:p text:style-name="P17"><text:soft-page-break/><text:span text:style-name="Strong_20_Emphasis">Monitoring &amp; Documentation:</text:span> Utilized network monitoring tools and ticketing systems to track issues; created and maintained IT documentation.</text:p>
        </text:list-item>
        <text:list-item text:style-override="L7">
          <text:p text:style-name="P18"><text:span text:style-name="Strong_20_Emphasis">Web Development:</text:span> Created websites using HTML, CSS, and JavaScript <text:span text:style-name="T10">(</text:span><text:span text:style-name="T11">https://jszolcek.github.io/index.html</text:span><text:span text:style-name="T10">)</text:span>.</text:p>
        </text:list-item>
        <text:list-item text:style-override="L8">
          <text:p text:style-name="P19"><text:span text:style-name="Strong_20_Emphasis">Graphic Design:</text:span> Designed logos using Adobe Photoshop <text:span text:style-name="T10">and GIMP</text:span> to enhance brand identity.</text:p>
        </text:list-item>
        <text:list-item text:style-override="L9">
          <text:p text:style-name="P20"><text:span text:style-name="Strong_20_Emphasis">Problem-Solving &amp; Teamwork:</text:span> Strong analytical skills and a proactive mindset; collaborative team member with effective communication abilities.</text:p>
        </text:list-item>
        <text:list-item text:style-override="L9">
          <text:p text:style-name="P20"><text:span text:style-name="Strong_20_Emphasis"><text:span text:style-name="T10">S</text:span></text:span><text:span text:style-name="Strong_20_Emphasis">cripting &amp; Automation</text:span>: Familiar with scripting concepts and basic programming (via CS50 coursework). <text:span text:style-name="T12">Created</text:span> custom <text:span text:style-name="Strong_20_Emphasis"><text:span text:style-name="T13">Python, </text:span></text:span><text:span text:style-name="Strong_20_Emphasis"><text:span text:style-name="T14">Terraform</text:span></text:span><text:span text:style-name="T13"> and </text:span><text:span text:style-name="Strong_20_Emphasis"><text:span text:style-name="T13">VBScript</text:span></text:span><text:span text:style-name="T13"> </text:span>scripts to automate tasks, <text:span text:style-name="T10">deploy resources,</text:span> improve efficiency, and test system configurations.</text:p>
          <text:p text:style-name="P13" loext:marker-style-name="T7"/>
        </text:list-item>
      </text:list>
      <text:h text:style-name="P7" text:outline-level="3"><text:span text:style-name="Strong_20_Emphasis"><text:span text:style-name="T7">Previous Professional Experience</text:span></text:span><text:span text:style-name="T7"/></text:h>
      <text:p text:style-name="P21"><text:span text:style-name="Strong_20_Emphasis"><text:span text:style-name="T2">Office Administrator &amp; Customer Support </text:span></text:span><text:span text:style-name="Strong_20_Emphasis"><text:span text:style-name="T8">| Braddon &amp; Snow Solicitors | 2013-2019</text:span></text:span></text:p>
      <text:list text:style-name="WW8Num4">
        <text:list-item>
          <text:p text:style-name="P22" loext:marker-style-name="T2"><text:span text:style-name="T2">Delivered </text:span><text:span text:style-name="Strong_20_Emphasis"><text:span text:style-name="T8">customer support</text:span></text:span><text:span text:style-name="T8"> </text:span><text:span text:style-name="T2">via phone, email, and in-person, ensuring timely issue resolution. </text:span></text:p>
        </text:list-item>
        <text:list-item>
          <text:p text:style-name="P23" loext:marker-style-name="T2"><text:span text:style-name="T2">Provided</text:span><text:span text:style-name="Strong_20_Emphasis"><text:span text:style-name="T2"> </text:span></text:span><text:span text:style-name="Strong_20_Emphasis"><text:span text:style-name="T8">IT support</text:span></text:span><text:span text:style-name="T8"> </text:span><text:span text:style-name="T2">for office devices and colleagues, troubleshooting hardware and software issues. </text:span></text:p>
        </text:list-item>
        <text:list-item>
          <text:p text:style-name="P24" loext:marker-style-name="T2">Streamlined repetitive tasks, such as contract creation <text:span text:style-name="T15">and spreadsheet calculations</text:span>, by creating macro <text:span text:style-name="T16">templates</text:span>. </text:p>
        </text:list-item>
      </text:list>
      <text:p text:style-name="P25"/>
      <text:p text:style-name="P21"><text:span text:style-name="Strong_20_Emphasis"><text:span text:style-name="T2">Culinary Chef</text:span></text:span><text:span text:style-name="Strong_20_Emphasis"><text:span text:style-name="T8"> | Rose’s Restaurant | 2020-</text:span></text:span><text:span text:style-name="Strong_20_Emphasis"><text:span text:style-name="T17">2024</text:span></text:span></text:p>
      <text:list text:style-name="WW8Num5">
        <text:list-item>
          <text:p text:style-name="P26" loext:marker-style-name="T2">Managed high-pressure kitchen operations, worked within a team to deliver consistent quality.<text:span text:style-name="T2"/></text:p>
        </text:list-item>
        <text:list-item>
          <text:p text:style-name="P27" loext:marker-style-name="T7">Developed strong time management, multitasking, and communication skills.</text:p>
        </text:list-item>
      </text:list>
      <text:h text:style-name="P28" text:outline-level="3"><text:span text:style-name="Strong_20_Emphasis"><text:span text:style-name="T18">Education</text:span></text:span></text:h>
      <text:list text:continue-numbering="true" text:style-name="WW8Num5">
        <text:list-item>
          <text:p text:style-name="P29"><text:span text:style-name="Strong_20_Emphasis"><text:span text:style-name="T19">A-Levels: Biology (B), Psychology (C), Economics (C) - Richard Hale Science College</text:span></text:span></text:p>
        </text:list-item>
      </text:list>
      <text:h text:style-name="P12" text:outline-level="3"><text:span text:style-name="Strong_20_Emphasis"><text:span text:style-name="T7">Interests &amp; Hobbies</text:span></text:span><text:span text:style-name="T7"/></text:h>
      <text:list text:style-name="WW8Num6">
        <text:list-item>
          <text:p text:style-name="P30" loext:marker-style-name="T2"><text:span text:style-name="Strong_20_Emphasis"><text:span text:style-name="T2">Networking &amp; Virtualisation:</text:span></text:span><text:span text:style-name="T2"> Experimenting with</text:span><text:span text:style-name="T8"> </text:span><text:span text:style-name="Strong_20_Emphasis"><text:span text:style-name="T8">homelab virtualised setups</text:span></text:span><text:span text:style-name="T8"> </text:span><text:span text:style-name="T2">(Proxmox, Windows Server, pfSense, Jellyfin, Plex, VM’s) </text:span></text:p>
        </text:list-item>
        <text:list-item>
          <text:p text:style-name="P30" loext:marker-style-name="T7"><text:span text:style-name="Strong_20_Emphasis"><text:span text:style-name="T2">PC Gaming &amp; Hardware:</text:span></text:span><text:span text:style-name="T2"> Building and optimizing custom </text:span><text:span text:style-name="Strong_20_Emphasis"><text:span text:style-name="T8">PC systems to run new games at highest settings.</text:span></text:span></text:p>
        </text:list-item>
        <text:list-item>
          <text:p text:style-name="P30" loext:marker-style-name="T2"><text:span text:style-name="T7">Website Creation:</text:span><text:span text:style-name="T8"> Foundational knowledge of HTML5, CSS, JS, SQL.</text:span></text:p>
        </text:list-item>
        <text:list-item>
          <text:p text:style-name="P31" loext:marker-style-name="T1"><text:span text:style-name="Strong_20_Emphasis"><text:span text:style-name="T2">Continuous Learning:</text:span></text:span><text:span text:style-name="T2"> Exploring </text:span><text:span text:style-name="Strong_20_Emphasis"><text:span text:style-name="T8">automation, network security, cloud, and AI.</text:span></text:span></text:p>
        </text:list-item>
      </text:list>
      <text:p text:style-name="P32"><text:span text:style-name="Strong_20_Emphasis"><text:span text:style-name="T1">Technical Skills</text:span></text:span><text:span text:style-name="T20"/></text:p>
      <text:p text:style-name="P32"><text:soft-page-break/><text:span text:style-name="T8">Hardware and software troubleshooting, TCP/IP, DHCP, VLANs, DNS, routing and switching, Windows 11, Active Directory, Office 365, cloud computing, virtualization, VPNs, firewalls, network security, ticketing system, custom PC building, hardware maintenance, imaging, ITIL4, Azure, ITIL4 best practic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, 'Arial Unicode MS'" style:font-charset="x-symbol"/>
    <style:font-face style:name="Symbol" svg:font-family="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font-name-asian="NSimSun1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GB" style:letter-kerning="true" style:font-name-asian="NSimSun" style:font-family-asian="NSimSun" style:font-pitch-asian="variable" style:font-size-asian="12pt" style:language-asian="zh" style:country-asian="CN" style:font-name-complex="Arial Unicode MS1" style:font-family-complex="'Arial Unicode M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left="0cm" fo:margin-right="0cm" fo:margin-top="0.247cm" fo:margin-bottom="0.212cm" style:contextual-spacing="false" fo:text-indent="0cm" style:auto-text-indent="false"/>
      <style:text-properties style:font-name="Liberation Serif1" fo:font-family="'Liberation Serif', 'Times New Roman'" style:font-family-generic="roman" style:font-pitch="variable" fo:font-size="14pt" fo:font-weight="bold" style:font-name-asian="NSimSun" style:font-family-asian="NSimSun" style:font-pitch-asian="variable" style:font-size-asian="14pt" style:font-weight-asian="bold" style:font-name-complex="Arial Unicode MS1" style:font-family-complex="'Arial Unicode MS'" style:font-family-generic-complex="swiss" style:font-pitch-complex="variable" style:font-size-complex="14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caption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caption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caption1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caption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caption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style:shadow="none" text:number-lines="false" text:line-number="0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2" style:font-family-complex="'Arial Unicode M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3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3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3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3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3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3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5:02:52.073000000</meta:creation-date>
    <dc:date>2025-07-07T14:27:58.929750800</dc:date>
    <meta:editing-cycles>39</meta:editing-cycles>
    <meta:editing-duration>PT1H50M19S</meta:editing-duration>
    <meta:generator>LibreOffice/25.2.2.2$Windows_X86_64 LibreOffice_project/7370d4be9e3cf6031a51beef54ff3bda878e3fac</meta:generator>
    <meta:document-statistic meta:table-count="0" meta:image-count="0" meta:object-count="0" meta:page-count="3" meta:paragraph-count="43" meta:word-count="553" meta:character-count="4140" meta:non-whitespace-character-count="3650"/>
  </office:meta>
</office:document-meta>
</file>